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4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5.841cm"/>
    </style:style>
    <style:style style:name="pr9" style:family="presentation" style:parent-style-name="Default-outline1">
      <style:graphic-properties fo:min-height="15.977cm"/>
    </style:style>
    <style:style style:name="pr10" style:family="presentation" style:parent-style-name="Default-outline1">
      <style:graphic-properties fo:min-height="12.931cm"/>
    </style:style>
    <style:style style:name="pr11" style:family="presentation" style:parent-style-name="Default-title">
      <style:graphic-properties fo:min-height="2.719cm"/>
    </style:style>
    <style:style style:name="pr12" style:family="presentation" style:parent-style-name="Default-outline1">
      <style:graphic-properties fo:min-height="14.986cm"/>
    </style:style>
    <style:style style:name="pr13" style:family="presentation" style:parent-style-name="Default-title">
      <style:graphic-properties fo:min-height="1.703cm"/>
    </style:style>
    <style:style style:name="pr14" style:family="presentation" style:parent-style-name="Default-title">
      <style:graphic-properties fo:min-height="1.449cm"/>
    </style:style>
    <style:style style:name="pr15" style:family="presentation" style:parent-style-name="Default-outline1">
      <style:graphic-properties fo:min-height="3.722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/>
      <style:paragraph-properties style:text-autospace="none"/>
      <style:text-properties fo:font-family="Arial" style:font-family-generic="swiss" style:font-pitch="variable" fo:font-size="22pt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ce3" style:family="table-cell">
      <style:graphic-properties style:repeat="repeat"/>
      <style:paragraph-properties style:text-autospace="none"/>
      <style:text-properties fo:font-family="'Lucida Sans Unicode'" style:font-family-generic="swiss" fo:font-size="22pt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ce4" style:family="table-cell">
      <style:graphic-properties style:repeat="repeat"/>
      <style:paragraph-properties style:text-autospace="none"/>
      <style:text-properties fo:font-family="Arial" style:font-family-generic="swiss" style:font-pitch="variable" fo:font-size="22pt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margin-top="0cm" fo:margin-bottom="0.203cm"/>
      <style:text-properties fo:font-size="28pt" style:font-size-asian="28pt" style:font-size-complex="2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style:text-autospace="none"/>
      <style:text-properties fo:font-family="Arial" style:font-family-generic="swiss" style:font-pitch="variable" fo:font-size="22pt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P5" style:family="paragraph">
      <style:paragraph-properties style:text-autospace="none"/>
      <style:text-properties fo:font-family="'Lucida Sans Unicode'" style:font-family-generic="swiss" fo:font-size="22pt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P6" style:family="paragraph">
      <style:paragraph-properties style:text-autospace="none"/>
      <style:text-properties fo:font-family="Arial" style:font-family-generic="swiss" style:font-pitch="variable" fo:font-size="22pt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margin-top="0cm" fo:margin-bottom="0cm"/>
      <style:text-properties fo:font-size="20pt" style:font-size-asian="20pt" style:font-size-complex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0cm" fo:margin-bottom="0cm"/>
      <style:text-properties fo:font-size="24pt" style:font-size-asian="24pt" style:font-size-complex="24pt"/>
    </style:style>
    <style:style style:name="P11" style:family="paragraph">
      <style:text-properties fo:font-size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top="0cm" fo:margin-bottom="0cm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Lucida Sans Unicode'" style:font-family-generic="swiss" style:font-pitch="variable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Arial" style:font-family-generic="swiss" style:font-pitch="variable" fo:font-size="28pt" style:font-size-asian="28pt" style:font-size-complex="28pt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Lucida Sans Unicode'" style:font-family-generic-asian="swiss" style:font-size-asian="28pt" style:font-style-asian="normal" style:font-weight-asian="normal" style:font-family-complex="'Lucida Sans Unicode'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fo:font-family="Arial" style:font-family-generic="swiss" style:font-pitch="variable" fo:font-size="22pt" style:letter-kerning="true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T8" style:family="text">
      <style:text-properties fo:color="#000000" fo:font-family="Arial" style:font-family-generic="swiss" style:font-pitch="variable" fo:font-size="22pt" style:letter-kerning="true" style:font-family-asian="'Lucida Sans Unicode'" style:font-family-generic-asian="swiss" style:font-size-asian="22pt" style:font-family-complex="'Lucida Sans Unicode'" style:font-family-generic-complex="swiss" style:font-size-complex="2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Expressive Programming Language Design:</text:p>
            <text:p>Organizational Meeting</text:p>
            <text:p/>
            <text:p/>
            <text:p/>
            <text:p/>
            <text:p/>
            <text:p/>
            <text:p/>
            <text:p/>
            <text:p><text:span text:style-name="T1">Adrian King</text:span></text:p>
            <text:p><text:span text:style-name="T1">2 November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Makes an Expressive Language?</text:p>
          </draw:text-box>
        </draw:frame>
        <draw:frame presentation:style-name="pr4" draw:layer="layout" svg:width="19.682cm" svg:height="15.406cm" svg:x="1.4cm" svg:y="4.914cm" presentation:class="outline" presentation:user-transformed="true">
          <draw:text-box>
            <text:list text:style-name="L3">
              <text:list-header>
                <text:p>A language is expressive when it lets you say what you mean and mean what you say.</text:p>
                <text:p>Here are some ways you might group the components of what makes up “expressivity”:</text:p>
              </text:list-header>
              <text:list-item>
                <text:p>Syntactic and semantic structure</text:p>
              </text:list-item>
              <text:list-item>
                <text:p>Supporting infrastructure</text:p>
              </text:list-item>
              <text:list-item>
                <text:p>What the language can say about itself: self-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ntactic and Semantic Structure</text:p>
          </draw:text-box>
        </draw:frame>
        <draw:frame presentation:style-name="pr6" draw:layer="layout" svg:width="25.199cm" svg:height="14.567cm" svg:x="1.4cm" svg:y="4.914cm" presentation:class="outline" presentation:user-transformed="true">
          <draw:text-box>
            <text:list text:style-name="L3">
              <text:list-header>
                <text:p>Syntactic and semantic structure are what many people think of as the “language proper”. Here are some characteristics that contribute to expressivity:</text:p>
              </text:list-header>
              <text:list-item>
                <text:p>Concision</text:p>
              </text:list-item>
              <text:list-item>
                <text:p>Familiarity</text:p>
              </text:list-item>
              <text:list-item>
                <text:p>Orthogonality</text:p>
                <text:p>But you can also make arguments that these characteristics make a language <text:span text:style-name="T2">harder</text:span> to understa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rastructu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header>
                <text:p>The “language proper” is not the only determinant of how a language is perceived. Very important are:</text:p>
              </text:list-header>
              <text:list-item>
                <text:p>Libraries</text:p>
              </text:list-item>
              <text:list-item>
                <text:p>Tools</text:p>
              </text:list-item>
              <text:list-item>
                <text:p>Interoperability</text:p>
              </text:list-item>
              <text:list-item>
                <text:p>Commun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0.503cm" svg:height="3.506cm" svg:x="6.096cm" svg:y="0.837cm" presentation:class="title" presentation:user-transformed="true">
          <draw:text-box>
            <text:p>Self-Reference</text:p>
          </draw:text-box>
        </draw:frame>
        <draw:frame presentation:style-name="pr6" draw:layer="layout" svg:width="25.199cm" svg:height="15.041cm" svg:x="1.4cm" svg:y="4.914cm" presentation:class="outline" presentation:user-transformed="true">
          <draw:text-box>
            <text:list text:style-name="L3">
              <text:list-header>
                <text:p>Languages differ in how easy it is for a program to talk about a program (maybe itself):</text:p>
              </text:list-header>
              <text:list-item>
                <text:p>Self-construction: how programs build programs (<text:span text:style-name="T3">eval</text:span>, <text:span text:style-name="T3">quote</text:span>, macros, etc.)</text:p>
              </text:list-item>
              <text:list-item>
                <text:p>Self-examination (reflection)</text:p>
              </text:list-item>
              <text:list-item>
                <text:p>Self-description (static types in general, dependent types in particular)</text:p>
                <text:p>Also, parametricity in general lets programs manipulate programs, but what sorts of parameters are allowe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me Languages</text:p>
          </draw:text-box>
        </draw:frame>
        <draw:frame presentation:style-name="pr6" draw:layer="layout" svg:width="25.199cm" svg:height="15.306cm" svg:x="1.4cm" svg:y="4.914cm" presentation:class="outline" presentation:user-transformed="true">
          <draw:text-box>
            <text:list text:style-name="L3">
              <text:list-header>
                <text:p>Some languages we might investigate:</text:p>
              </text:list-header>
              <text:list-item>
                <text:p>Proofy: Coq, Agda, Idris, NuPRL, Twelf</text:p>
              </text:list-item>
              <text:list-item>
                <text:p>Logicky: Prolog, Twelf (?), Mercury, Oz</text:p>
              </text:list-item>
              <text:list-item>
                <text:p>Classics: APL, Smalltalk, Racket (Scheme)</text:p>
              </text:list-item>
              <text:list-item>
                <text:p>Functiony: Racket, Haskell, Scala</text:p>
              </text:list-item>
              <text:list-item>
                <text:p>Concurrenty: Go, Oz, Erlang, Elixir, etc.</text:p>
              </text:list-item>
              <text:list-item>
                <text:p>Buzzy: Rust</text:p>
              </text:list-item>
              <text:list-item>
                <text:p>Hybridy: Sage</text:p>
                <text:p>What language(s) do you want to see 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16.764cm" svg:height="3.506cm" svg:x="8.128cm" svg:y="0.837cm" presentation:class="title" presentation:user-transformed="true">
          <draw:text-box>
            <text:p>Some Tasks</text:p>
          </draw:text-box>
        </draw:frame>
        <draw:frame presentation:style-name="pr6" draw:layer="layout" svg:width="25.199cm" svg:height="15.325cm" svg:x="1.349cm" svg:y="4.456cm" presentation:class="outline" presentation:user-transformed="true">
          <draw:text-box>
            <text:list text:style-name="L3">
              <text:list-item>
                <text:p>Define a data type (or data structure) that represents natural numbers in unary form. Implement addition, multiplication, and factorial, and show that 3! = 6. Define evenness and oddness, and prove that 6 is even.</text:p>
              </text:list-item>
              <text:list-item>
                <text:p>Define lists and implement concatenation.</text:p>
              </text:list-item>
              <text:list-item>
                <text:p>Given a binary operation that is commutative and associative, implement a parallel reduce for it on a nonempty collection.</text:p>
              </text:list-item>
              <text:list-item>
                <text:p>Write a typechecker and interpreter for the simply typed lambda calculu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me Concepts I'm Trying to Wrap My Head Around Right Now</text:p>
          </draw:text-box>
        </draw:frame>
        <draw:frame presentation:style-name="pr6" draw:text-style-name="P1" draw:layer="layout" svg:width="25.199cm" svg:height="15.776cm" svg:x="1.4cm" svg:y="4.914cm" presentation:class="outline" presentation:user-transformed="true">
          <draw:text-box>
            <text:list text:style-name="L3">
              <text:list-header>
                <text:p text:style-name="P1"><text:span text:style-name="T4">How much stuff do you need to prove in a practical (not primarily for proving stuff) programing language? How do different approaches to these things affect what kind of mathematics you can do, and do you care?:</text:span></text:p>
              </text:list-header>
              <text:list-item>
                <text:p text:style-name="P2"><text:span text:style-name="T4">Higher equalities (HoTT)</text:span></text:p>
              </text:list-item>
              <text:list-item>
                <text:p text:style-name="P2"><text:span text:style-name="T4">Stratification of universes</text:span></text:p>
              </text:list-item>
              <text:list-item>
                <text:p text:style-name="P2"><text:span text:style-name="T4">Inductive types plus (constrained) recursion vs. Martin-</text:span><text:span text:style-name="T5">L</text:span><text:span text:style-name="T6">öf types and induction principles</text:span></text:p>
              </text:list-item>
              <text:list-item>
                <text:p text:style-name="P2"><text:span text:style-name="T6">W types: WTF? types</text:span></text:p>
              </text:list-item>
              <text:list-item>
                <text:p text:style-name="P2"><text:span text:style-name="T6">Objects/modules: are they just functions?</text:span></text:p>
              </text:list-item>
              <text:list-item>
                <text:p text:style-name="P2"><text:span text:style-name="T6">First-class refinements: just a pair, with one component inferrable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7" draw:layer="layout" svg:width="20.444cm" svg:height="3.506cm" svg:x="1.4cm" svg:y="0.837cm" presentation:class="title" presentation:user-transformed="true">
          <draw:text-box>
            <text:p>An Idea for<text:line-break/>a Language Built in Layers</text:p>
          </draw:text-box>
        </draw:frame>
        <draw:frame draw:style-name="standard" draw:layer="layout" svg:width="25.198cm" svg:height="15.65cm" svg:x="1.617cm" svg:y="4.939cm" presentation:class="table" presentation:user-transformed="true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3">source (with infix operators)</text:p>
              </table:table-cell>
              <table:table-cell table:style-name="ce2">
                <text:p text:style-name="P4"><text:span text:style-name="T7">⇒ </text:span><text:span text:style-name="T7">s-expressions</text:span></text:p>
              </table:table-cell>
            </table:table-row>
            <table:table-row table:style-name="ro1">
              <table:table-cell table:style-name="ce1">
                <text:p text:style-name="P3">s-expressions</text:p>
              </table:table-cell>
              <table:table-cell table:style-name="ce3">
                <text:p text:style-name="P5"><text:span text:style-name="T8">⇒ </text:span><text:span text:style-name="T8">s-expressions (macros)</text:span></text:p>
              </table:table-cell>
            </table:table-row>
            <table:table-row table:style-name="ro1">
              <table:table-cell table:style-name="ce1">
                <text:p text:style-name="P3">s-expressions</text:p>
              </table:table-cell>
              <table:table-cell table:style-name="ce4">
                <text:p text:style-name="P6"><text:span text:style-name="T8">⇒ </text:span><text:span text:style-name="T8">typed intermediate language with named variables (more macros)</text:span></text:p>
              </table:table-cell>
            </table:table-row>
            <table:table-row table:style-name="ro1">
              <table:table-cell table:style-name="ce1">
                <text:p text:style-name="P3">typed intermediate language with named variables</text:p>
              </table:table-cell>
              <table:table-cell table:style-name="ce4">
                <text:p text:style-name="P6"><text:span text:style-name="T8">⇒ </text:span><text:span text:style-name="T8">typed intermediate language with DeBruijn indices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8">typed intermediate language with DeBruijn indices</text:span></text:p>
              </table:table-cell>
              <table:table-cell>
                <text:p text:style-name="P6"><text:span text:style-name="T8">⇒ </text:span><text:span text:style-name="T8">typed intermediate language with DeBruijn indices (typechecking and inference)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8">typed intermediate language with DeBruijn indices</text:span></text:p>
              </table:table-cell>
              <table:table-cell>
                <text:p text:style-name="P6"><text:span text:style-name="T8">⇒ </text:span><text:span text:style-name="T8">untyped lambda calculus (augmented with type information as necessary for reflection/pattern matching)</text:span></text:p>
              </table:table-cell>
            </table:table-row>
            <table:table-row table:style-name="ro1">
              <table:table-cell table:style-name="ce1">
                <text:p text:style-name="P3">untyped lambda calculus</text:p>
              </table:table-cell>
              <table:table-cell table:style-name="ce4">
                <text:p text:style-name="P6"><text:span text:style-name="T8">⇒ </text:span><text:span text:style-name="T8">interpreted, or compiled to machine cod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 text:style-name="P7"><text:span text:style-name="T9">Untyped Lambda Calculus Interpreter in Rofl, a Prolog-Like Language</text:span></text:p>
          </draw:text-box>
        </draw:frame>
        <draw:frame presentation:style-name="pr8" draw:text-style-name="P8" draw:layer="layout" svg:width="10.414cm" svg:height="15.841cm" svg:x="0.508cm" svg:y="4.733cm" presentation:class="outline" presentation:user-transformed="true">
          <draw:text-box>
            <text:p text:style-name="P8"><text:span text:style-name="T10">;;</text:span></text:p>
            <text:p text:style-name="P8"><text:span text:style-name="T10">;; The interpreter proper:</text:span></text:p>
            <text:p text:style-name="P8"><text:span text:style-name="T10">;;</text:span></text:p>
            <text:p text:style-name="P8"><text:span text:style-name="T10"/></text:p>
            <text:p text:style-name="P8"><text:span text:style-name="T10">Var [] / (hd |: _) =&gt; hd</text:span></text:p>
            <text:p text:style-name="P8"><text:span text:style-name="T10">Var (1 |: n) / (_ |: tl) =&gt; val ~|</text:span></text:p>
            <text:p text:style-name="P8"><text:span text:style-name="T10"><text:s text:c="2"/></text:span><text:span text:style-name="T10">Var n / tl =&gt; val</text:span></text:p>
            <text:p text:style-name="P8"><text:span text:style-name="T10"/></text:p>
            <text:p text:style-name="P8"><text:span text:style-name="T10">Lam body / stk =&gt; Clos stk body</text:span></text:p>
            <text:p text:style-name="P8"><text:span text:style-name="T10"/></text:p>
            <text:p text:style-name="P8"><text:span text:style-name="T10">App fun arg / stk =&gt; val ~|</text:span></text:p>
            <text:p text:style-name="P8"><text:span text:style-name="T10"><text:s text:c="2"/></text:span><text:span text:style-name="T10">fun / stk =&gt; Clos cstk body,</text:span></text:p>
            <text:p text:style-name="P8"><text:span text:style-name="T10"><text:s text:c="2"/></text:span><text:span text:style-name="T10">arg / stk =&gt; arg1,</text:span></text:p>
            <text:p text:style-name="P8"><text:span text:style-name="T10"><text:s text:c="2"/></text:span><text:span text:style-name="T10">body / (arg1 |: cstk) =&gt; val</text:span></text:p>
            <text:p text:style-name="P8"><text:span text:style-name="T10"/></text:p>
            <text:p text:style-name="P8"><text:span text:style-name="T10">;;</text:span></text:p>
            <text:p text:style-name="P8"><text:span text:style-name="T10">;; Literals (C is for Constant):</text:span></text:p>
            <text:p text:style-name="P8"><text:span text:style-name="T10">;;</text:span></text:p>
            <text:p text:style-name="P8"><text:span text:style-name="T10"/></text:p>
            <text:p text:style-name="P8"><text:span text:style-name="T10">C value / stk =&gt; value</text:span></text:p>
          </draw:text-box>
        </draw:frame>
        <draw:frame presentation:style-name="pr9" draw:text-style-name="P8" draw:layer="layout" svg:width="15.748cm" svg:height="15.977cm" svg:x="12.192cm" svg:y="4.733cm" presentation:class="outline" presentation:user-transformed="true">
          <draw:text-box>
            <text:p text:style-name="P8"><text:span text:style-name="T10">;;</text:span></text:p>
            <text:p text:style-name="P8"><text:span text:style-name="T10">;; S-expression manipulation:</text:span></text:p>
            <text:p text:style-name="P8"><text:span text:style-name="T10">;;</text:span></text:p>
            <text:p text:style-name="P8"><text:span text:style-name="T10"/></text:p>
            <text:p text:style-name="P8"><text:span text:style-name="T10">(hd :: tl) / stk =&gt; (hd1 |: tl1) ~|</text:span></text:p>
            <text:p text:style-name="P8"><text:span text:style-name="T10"><text:s text:c="2"/></text:span><text:span text:style-name="T10">hd / stk =&gt; hd1,</text:span></text:p>
            <text:p text:style-name="P8"><text:span text:style-name="T10"><text:s text:c="2"/></text:span><text:span text:style-name="T10">tl / stk =&gt; tl1</text:span></text:p>
            <text:p text:style-name="P8"><text:span text:style-name="T10"/></text:p>
            <text:p text:style-name="P8"><text:span text:style-name="T10">Mat matchee pattern ifMat ifNoMat / stk =&gt; val ~|</text:span></text:p>
            <text:p text:style-name="P8"><text:span text:style-name="T10"><text:s text:c="2"/></text:span><text:span text:style-name="T10">matchee / stk =&gt; m,</text:span></text:p>
            <text:p text:style-name="P8"><text:span text:style-name="T10"><text:s text:c="2"/></text:span><text:span text:style-name="T10">(m `Matches pattern / stk &gt;&gt; stk1)</text:span></text:p>
            <text:p text:style-name="P8"><text:span text:style-name="T10"><text:s text:c="2"/></text:span><text:span text:style-name="T10">?? (ifMat / stk1 =&gt; val)</text:span></text:p>
            <text:p text:style-name="P8"><text:span text:style-name="T10"><text:s text:c="2"/></text:span><text:span text:style-name="T10">!! (ifNoMat / stk =&gt; val)</text:span></text:p>
            <text:p text:style-name="P8"><text:span text:style-name="T10"/></text:p>
            <text:p text:style-name="P8"><text:span text:style-name="T10">val `Matches (C val) / stk &gt;&gt; stk</text:span></text:p>
            <text:p text:style-name="P8"><text:span text:style-name="T10">val `Matches Var / stk &gt;&gt; (val |: stk)</text:span></text:p>
            <text:p text:style-name="P8"><text:span text:style-name="T10">(h |: t) `Matches (hpat :: tpat) / stk &gt;&gt; stk2 ~|</text:span></text:p>
            <text:p text:style-name="P8"><text:span text:style-name="T10"><text:s text:c="2"/></text:span><text:span text:style-name="T10">h `Matches hpat / stk =&gt; stk1,</text:span></text:p>
            <text:p text:style-name="P8"><text:span text:style-name="T10"><text:s text:c="2"/></text:span><text:span text:style-name="T10">t `Matches tpat / stk1 =&gt; stk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9" draw:layer="layout" svg:width="25.199cm" svg:height="3.799cm" svg:x="1.4cm" svg:y="0.691cm" presentation:class="title" presentation:user-transformed="true">
          <draw:text-box>
            <text:p text:style-name="P9"><text:span text:style-name="T11">Some Poorly-Thought-Out Syntax Examples for a Dependently Typed Functional Language with First-Class Refinements</text:span></text:p>
          </draw:text-box>
        </draw:frame>
        <draw:frame presentation:style-name="pr6" draw:text-style-name="P10" draw:layer="layout" svg:width="26.416cm" svg:height="13.859cm" svg:x="0.762cm" svg:y="4.914cm" presentation:class="outline" presentation:user-transformed="true">
          <draw:text-box>
            <text:p text:style-name="P10"><text:span text:style-name="T1">fact ~</text:span></text:p>
            <text:p text:style-name="P10"><text:span text:style-name="T1"><text:s text:c="2"/></text:span><text:span text:style-name="T1">0\ 1 |</text:span></text:p>
            <text:p text:style-name="P10"><text:span text:style-name="T1"><text:s text:c="2"/></text:span><text:span text:style-name="T1">n\ n * fact n-1</text:span></text:p>
            <text:p text:style-name="P10"><text:span text:style-name="T12">;; Type:</text:span><text:span text:style-name="T13"> (n: Nat, n = 0)? (n: Nat, n = 1) |_| (n: Nat, n &lt;&gt; 0)? (r: Nat, r = n * fact n - 1)</text:span></text:p>
            <text:p text:style-name="P10"><text:span text:style-name="T13"/></text:p>
            <text:p text:style-name="P10"><text:span text:style-name="T1">zip ~</text:span></text:p>
            <text:p text:style-name="P10"><text:span text:style-name="T1"><text:s text:c="2"/></text:span><text:span text:style-name="T1">Nil\ Nil\ Nil |</text:span></text:p>
            <text:p text:style-name="P10"><text:span text:style-name="T1"><text:s text:c="2"/></text:span><text:span text:style-name="T1">(x :: xs)\ (y :: (ys :| len ys = len xs))\ x,y :: zip xs ys</text:span></text:p>
            <text:p text:style-name="P10"><text:span text:style-name="T10">;; Type:</text:span></text:p>
            <text:p text:style-name="P10"><text:span text:style-name="T13"><text:s text:c="4"/></text:span><text:span text:style-name="T13">(a b: Ty)?*? {</text:span></text:p>
            <text:p text:style-name="P10"><text:span text:style-name="T13"><text:s text:c="6"/></text:span><text:span text:style-name="T13">(nil: List a, nil = Nil)? (nil: List b, nil = Nil)? (nil: List a&amp;b, nil = Nil) |_|</text:span></text:p>
            <text:p text:style-name="P10"><text:span text:style-name="T13"><text:s text:c="6"/></text:span><text:span text:style-name="T13">(x::xs: List a)? (y::ys: List b, len ys = len xs)? (r: List a&amp;b, r = x,y :: zip xs ys)</text:span></text:p>
            <text:p text:style-name="P10"><text:span text:style-name="T13"><text:s text:c="4"/></text:span><text:span text:style-name="T13">}</text:span></text:p>
            <text:p text:style-name="P10"><text:span text:style-name="T13"/></text:p>
            <text:p text:style-name="P10"><text:span text:style-name="T14">Dependent types can be very informative (and very verbose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7" draw:layer="layout" svg:width="25.199cm" svg:height="3.506cm" svg:x="1.471cm" svg:y="1.524cm" presentation:class="title" presentation:user-transformed="true">
          <draw:text-box>
            <text:p text:style-name="P7"><text:span text:style-name="T9">Untagged Type Unions and Subtyping</text:span><text:span text:style-name="T15">—</text:span><text:span text:style-name="T15"><text:line-break/></text:span><text:span text:style-name="T15">A Natural Fit with Refinements?</text:span></text:p>
          </draw:text-box>
        </draw:frame>
        <draw:frame presentation:style-name="pr10" draw:text-style-name="P12" draw:layer="layout" svg:width="25.199cm" svg:height="12.931cm" svg:x="1.4cm" svg:y="5.842cm" presentation:class="outline" presentation:user-transformed="true">
          <draw:text-box>
            <text:p text:style-name="P12"><text:span text:style-name="T16">SExp ~ Symbol + List SExp</text:span></text:p>
            <text:p text:style-name="P12"><text:span text:style-name="T16">;; Symbol &lt;: SExp</text:span></text:p>
            <text:p text:style-name="P12"><text:span text:style-name="T16">;; List SExp &lt;: Sexp</text:span></text:p>
            <text:p text:style-name="P12"><text:span text:style-name="T16"/></text:p>
            <text:p text:style-name="P13"><text:span text:style-name="T16">sexpSize ~</text:span></text:p>
            <text:p text:style-name="P13"><text:span text:style-name="T16"><text:s text:c="2"/></text:span><text:span text:style-name="T16">Nil\ 0 |</text:span></text:p>
            <text:p text:style-name="P13"><text:span text:style-name="T16"><text:s text:c="2"/></text:span><text:span text:style-name="T16">(_: Symbol)\ 1 |</text:span></text:p>
            <text:p text:style-name="P13"><text:span text:style-name="T16"><text:s text:c="2"/></text:span><text:span text:style-name="T16">hd :: tl\ sexpSize hd + sexpSize t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1" draw:text-style-name="P9" draw:layer="layout" svg:width="25.199cm" svg:height="2.719cm" svg:x="1.4cm" svg:y="0.837cm" presentation:class="title" presentation:user-transformed="true">
          <draw:text-box>
            <text:p text:style-name="P9"><text:span text:style-name="T11">From </text:span><text:span text:style-name="T17">Design Principles Behind Smalltalk</text:span><text:span text:style-name="T11">,</text:span><text:span text:style-name="T11"><text:line-break/></text:span><text:span text:style-name="T11">Daniel H. H. Ingalls, 1981...</text:span></text:p>
          </draw:text-box>
        </draw:frame>
        <draw:frame presentation:style-name="pr12" draw:text-style-name="P12" draw:layer="layout" svg:width="17.904cm" svg:height="16.873cm" svg:x="9.528cm" svg:y="3.81cm" presentation:class="outline" presentation:user-transformed="true">
          <draw:text-box>
            <text:list text:style-name="L3">
              <text:list-item>
                <text:p text:style-name="P12"><text:span text:style-name="T16">Personal Mastery: If a system is to serve the creative spirit, it must be entirely comprehensible to a single individual.</text:span></text:p>
              </text:list-item>
              <text:list-item>
                <text:p text:style-name="P12"><text:span text:style-name="T16">Good Design: A system should be built with a minimum set of unchangeable parts; those parts should be as general as possible; and all parts of the system should be held in a uniform framework. </text:span></text:p>
              </text:list-item>
              <text:list-item>
                <text:p text:style-name="P12"><text:span text:style-name="T16">Purpose of Language: To provide a framework for communication.</text:span></text:p>
              </text:list-item>
              <text:list-item>
                <text:p text:style-name="P12"><text:span text:style-name="T16">Scope: The design of a language for using computers must deal with internal models, external media, and the interaction between these in both the human and the comput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3" draw:text-style-name="P9" draw:layer="layout" svg:width="25.199cm" svg:height="1.703cm" svg:x="1.4cm" svg:y="0.837cm" presentation:class="title" presentation:user-transformed="true">
          <draw:text-box>
            <text:p text:style-name="P9"><text:span text:style-name="T11">...continued...</text:span></text:p>
          </draw:text-box>
        </draw:frame>
        <draw:frame presentation:style-name="pr6" draw:layer="layout" svg:width="25.199cm" svg:height="16.347cm" svg:x="1.471cm" svg:y="2.794cm" presentation:class="outline" presentation:user-transformed="true">
          <draw:text-box>
            <text:list text:style-name="L3">
              <text:list-item>
                <text:p text:style-name="P12"><text:span text:style-name="T16">Objects: A computer language should support the concept of “object” and provide a uniform means for referring to the objects in its universe.</text:span></text:p>
              </text:list-item>
              <text:list-item>
                <text:p text:style-name="P12"><text:span text:style-name="T16">Storage Management: To be truly “object-oriented”, a computer system must provide automatic storage management.</text:span></text:p>
              </text:list-item>
              <text:list-item>
                <text:p text:style-name="P12"><text:span text:style-name="T16">Messages: Computing should be viewed as an intrinsic capability of objects that can be uniformly invoked by sending messages.</text:span></text:p>
              </text:list-item>
              <text:list-item>
                <text:p text:style-name="P12"><text:span text:style-name="T16">Uniform Metaphor: A language should be designed around a powerful metaphor that can be uniformly applied in all areas.</text:span></text:p>
              </text:list-item>
              <text:list-item>
                <text:p text:style-name="P12"><text:span text:style-name="T16">Modularity: No component in a complex system should depend on the internal details of any other compon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4" draw:text-style-name="P9" draw:layer="layout" svg:width="25.199cm" svg:height="1.449cm" svg:x="1.4cm" svg:y="0.837cm" presentation:class="title" presentation:user-transformed="true">
          <draw:text-box>
            <text:p text:style-name="P9"><text:span text:style-name="T11">...and continued...</text:span></text:p>
          </draw:text-box>
        </draw:frame>
        <draw:frame presentation:style-name="pr6" draw:layer="layout" svg:width="25.199cm" svg:height="17.871cm" svg:x="1.4cm" svg:y="2.54cm" presentation:class="outline" presentation:user-transformed="true">
          <draw:text-box>
            <text:list text:style-name="L3">
              <text:list-item>
                <text:p text:style-name="P12"><text:span text:style-name="T16">Classification: A language must provide a means for classifying similar objects, and for adding new classes of objects on equal footing with the kernel classes of the system.</text:span></text:p>
              </text:list-item>
              <text:list-item>
                <text:p text:style-name="P12"><text:span text:style-name="T16">Polymorphism: A program should specify only the behavior of objects, not their representation.</text:span></text:p>
              </text:list-item>
              <text:list-item>
                <text:p text:style-name="P12"><text:span text:style-name="T16">Factoring: Each independent component in a system would appear in only one place.</text:span></text:p>
              </text:list-item>
              <text:list-item>
                <text:p text:style-name="P12"><text:span text:style-name="T16">Leverage: When a system is well factored, great leverage is available to users and implementers alike.</text:span></text:p>
              </text:list-item>
              <text:list-item>
                <text:p text:style-name="P12"><text:span text:style-name="T16">Virtual Machine: A virtual machine specification establishes a framework for the application of technology. <text:s/></text:span></text:p>
              </text:list-item>
              <text:list-item>
                <text:p text:style-name="P12"><text:span text:style-name="T16">Reactive Principle: Every component accessible to the user should be able to present itself in a meaningful way for observation and manipulatio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3" draw:text-style-name="P9" draw:layer="layout" svg:width="25.199cm" svg:height="1.703cm" svg:x="1.4cm" svg:y="0.837cm" presentation:class="title" presentation:user-transformed="true">
          <draw:text-box>
            <text:p text:style-name="P9"><text:span text:style-name="T11">...and finally:</text:span></text:p>
          </draw:text-box>
        </draw:frame>
        <draw:frame presentation:style-name="pr15" draw:layer="layout" svg:width="25.199cm" svg:height="3.722cm" svg:x="1.4cm" svg:y="4.064cm" presentation:class="outline" presentation:user-transformed="true">
          <draw:text-box>
            <text:list text:style-name="L3">
              <text:list-item>
                <text:p><text:span text:style-name="T16">Operating System: An operating system is a collection of things that don't fit into a language. There shouldn't be one.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King</meta:initial-creator>
    <meta:creation-date>2015-10-29T09:43:29.49</meta:creation-date>
    <meta:editing-duration>P5DT8H33M2S</meta:editing-duration>
    <meta:editing-cycles>81</meta:editing-cycles>
    <dc:date>2015-11-03T18:16:49.87</dc:date>
    <dc:creator>Adrian King</dc:creator>
    <meta:generator>OpenOffice/4.1.1$Win32 OpenOffice.org_project/411m6$Build-9775</meta:generator>
    <meta:document-statistic meta:object-count="85"/>
  </office:meta>
</office:document-meta>
</file>